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'PingFang SC', 'Hiragino Sans GB', 'Microsoft YaHei', Arial, sans-serif"/>
    <style:font-face style:name="PingFang SC" svg:font-family="'PingFang SC', 'Microsoft YaHei', 'Helvetica Neue', Helvetica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2f98"/>
    </style:style>
    <style:style style:name="P2" style:family="paragraph" style:parent-style-name="Standard">
      <style:paragraph-properties fo:margin-top="0cm" fo:margin-bottom="0.499cm" loext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>
      <style:text-properties officeooo:rsid="00153c13" officeooo:paragraph-rsid="00153c13"/>
    </style:style>
    <style:style style:name="P8" style:family="paragraph" style:parent-style-name="Text_20_body">
      <style:text-properties officeooo:paragraph-rsid="00153c13"/>
    </style:style>
    <style:style style:name="P9" style:family="paragraph" style:parent-style-name="Text_20_body" style:list-style-name="L1">
      <style:paragraph-properties fo:margin-top="0cm" fo:margin-bottom="0cm" loext:contextual-spacing="false"/>
    </style:style>
    <style:style style:name="P10" style:family="paragraph" style:parent-style-name="Text_20_body" style:list-style-name="L2">
      <style:paragraph-properties fo:margin-top="0cm" fo:margin-bottom="0cm" loext:contextual-spacing="false"/>
    </style:style>
    <style:style style:name="P11" style:family="paragraph" style:parent-style-name="Text_20_body" style:list-style-name="L3">
      <style:paragraph-properties fo:margin-top="0cm" fo:margin-bottom="0cm" loext:contextual-spacing="false"/>
    </style:style>
    <style:style style:name="P12" style:family="paragraph" style:parent-style-name="Text_20_body" style:list-style-name="L4">
      <style:paragraph-properties fo:margin-top="0cm" fo:margin-bottom="0cm" loext:contextual-spacing="false"/>
    </style:style>
    <style:style style:name="P13" style:family="paragraph" style:parent-style-name="Text_20_body">
      <style:paragraph-properties fo:margin-top="0cm" fo:margin-bottom="0cm" loext:contextual-spacing="false" fo:line-height="100%"/>
      <style:text-properties fo:font-weight="normal" style:font-weight-asian="normal" style:font-weight-complex="normal"/>
    </style:style>
    <style:style style:name="P14" style:family="paragraph" style:parent-style-name="Text_20_body">
      <style:paragraph-properties fo:margin-top="0cm" fo:margin-bottom="0cm" loext:contextual-spacing="false" fo:line-height="100%"/>
    </style:style>
    <style:style style:name="P1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T1" style:family="text">
      <style:text-properties officeooo:rsid="00142f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393939" style:font-name="PingFang SC" fo:font-size="10.5pt" fo:letter-spacing="normal" fo:font-style="normal" loext:padding="0cm" loext:border="none"/>
    </style:style>
    <style:style style:name="T4" style:family="text">
      <style:text-properties fo:font-variant="normal" fo:text-transform="none" fo:color="#393939" style:font-name="PingFang SC" fo:font-size="10.5pt" fo:letter-spacing="normal" fo:font-style="normal" officeooo:rsid="00153c13" loext:padding="0cm" loext:border="none"/>
    </style:style>
    <style:style style:name="T5" style:family="text">
      <style:text-properties fo:font-variant="normal" fo:text-transform="none" fo:color="#393939" fo:letter-spacing="normal" style:font-name-asian="PingFang SC" style:font-size-asian="10.5pt" style:font-style-asian="normal" loext:padding="0cm" loext:border="none"/>
    </style:style>
    <style:style style:name="T6" style:family="text">
      <style:text-properties fo:font-variant="normal" fo:text-transform="none" fo:color="#393939" fo:letter-spacing="normal" officeooo:rsid="00153c13" style:font-name-asian="PingFang SC" style:font-size-asian="10.5pt" style:font-style-asian="normal" loext:padding="0cm" loext:border="none"/>
    </style:style>
    <style:style style:name="T7" style:family="text">
      <style:text-properties fo:font-variant="normal" fo:text-transform="none" fo:color="#393939" fo:letter-spacing="normal" fo:font-weight="normal" style:font-name-asian="PingFang SC" style:font-size-asian="10.5pt" style:font-style-asian="normal" style:font-weight-asian="normal" style:font-weight-complex="normal" loext:padding="0cm" loext:border="none"/>
    </style:style>
    <style:style style:name="T8" style:family="text">
      <style:text-properties fo:font-variant="normal" fo:text-transform="none" fo:color="#616161" style:font-name="Helvetica Neue" fo:font-size="10.5pt" fo:letter-spacing="normal" fo:font-style="normal" fo:font-weight="bold"/>
    </style:style>
    <style:style style:name="T9" style:family="text">
      <style:text-properties fo:font-variant="normal" fo:text-transform="none" fo:color="#616161" fo:letter-spacing="normal" style:font-name-asian="Helvetica Neue" style:font-size-asian="10.5pt" style:font-style-asian="normal" style:font-weight-asian="bold"/>
    </style:style>
    <style:style style:name="T10" style:family="text">
      <style:text-properties officeooo:rsid="00153c13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53c13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go语言基础中必须要懂的：</text:h>
      <text:p text:style-name="P2">GMP调度模型 <text:s/></text:p>
      <text:p text:style-name="P2"><text:tab/>抢占式goroutine调用是什么意思</text:p>
      <text:p text:style-name="P2">context 的用法</text:p>
      <text:p text:style-name="P2">goroutine实现原理 <text:s/></text:p>
      <text:p text:style-name="P2"><text:tab/>进程、线程、协程之间的区别</text:p>
      <text:p text:style-name="P2"><text:tab/>golang 采用什么并发模型？体现在哪里？</text:p>
      <text:p text:style-name="P2">go channel实现原理</text:p>
      <text:p text:style-name="P2"><text:tab/>无缓冲 chan 的发送和接收是否同步</text:p>
      <text:p text:style-name="P2">interface内部结构</text:p>
      <text:p text:style-name="P2">slice 底层结构以及和map区别</text:p>
      <text:p text:style-name="P2">垃圾回收机制（了解）</text:p>
      <text:p text:style-name="P2">panic 如何处理</text:p>
      <text:p text:style-name="P2">go语言的select机制</text:p>
      <text:p text:style-name="P2">defer执行顺序</text:p>
      <text:p text:style-name="P2">map线程安全</text:p>
      <text:p text:style-name="P2"><text:tab/>互斥锁，读写锁，死锁等一些数据竞争的概念</text:p>
      <text:p text:style-name="P2"><text:tab/>除了 mutex 以外还有那些方式安全读写共享变量</text:p>
      <text:p text:style-name="P2"/>
      <text:p text:style-name="P2">持续补充中……</text:p>
      <text:p text:style-name="P2"/>
      <text:p text:style-name="P2"/>
      <text:p text:style-name="P2"/>
      <text:h text:style-name="Heading_20_2" text:outline-level="2"><text:soft-page-break/><text:a xlink:type="simple" xlink:href="https://link.zhihu.com/?target=https%3A//geektutu.com/post/qa-golang-2.html" office:target-frame-name="_blank" xlink:show="new" text:style-name="Internet_20_link" text:visited-style-name="Visited_20_Internet_20_Link">实现原理</text:a></text:h>
      <text:list xml:id="list1276462638" text:style-name="L1">
        <text:list-item>
          <text:p text:style-name="P9">01 init() 函数是什么时候执行的？</text:p>
        </text:list-item>
        <text:list-item>
          <text:p text:style-name="P9">02 Go 语言的局部变量分配在栈上还是堆上？</text:p>
        </text:list-item>
        <text:list-item>
          <text:p text:style-name="P9">03 2 个 interface 可以比较吗 ？</text:p>
        </text:list-item>
        <text:list-item>
          <text:p text:style-name="P9">04 2 个 nil 可能不相等吗？</text:p>
        </text:list-item>
        <text:list-item>
          <text:p text:style-name="P9">05 简述 Go 语言GC(垃圾回收)的工作原理</text:p>
        </text:list-item>
        <text:list-item>
          <text:p text:style-name="P9">06 函数返回局部变量的指针是否安全？</text:p>
        </text:list-item>
        <text:list-item>
          <text:p text:style-name="P3">07 非接口非接口的任意类型 T() 都能够调用 <text:span text:style-name="Source_20_Text">*T</text:span> 的方法吗？反过来呢？</text:p>
        </text:list-item>
      </text:list>
      <text:h text:style-name="Heading_20_2" text:outline-level="2"><text:a xlink:type="simple" xlink:href="https://link.zhihu.com/?target=https%3A//geektutu.com/post/qa-golang-3.html" office:target-frame-name="_blank" xlink:show="new" text:style-name="Internet_20_link" text:visited-style-name="Visited_20_Internet_20_Link">并发编程</text:a></text:h>
      <text:list xml:id="list1160176173" text:style-name="L2">
        <text:list-item>
          <text:p text:style-name="P10">01 无缓冲的 channel 和有缓冲的 channel 的区别？</text:p>
        </text:list-item>
        <text:list-item>
          <text:p text:style-name="P10">02 什么是协程泄露(Goroutine Leak)？</text:p>
        </text:list-item>
        <text:list-item>
          <text:p text:style-name="P4">03 Go 可以限制运行时操作系统线程的数量吗？</text:p>
        </text:list-item>
      </text:list>
      <text:h text:style-name="Heading_20_2" text:outline-level="2"><text:a xlink:type="simple" xlink:href="https://link.zhihu.com/?target=https%3A//geektutu.com/post/qa-golang-1.html" office:target-frame-name="_blank" xlink:show="new" text:style-name="Internet_20_link" text:visited-style-name="Visited_20_Internet_20_Link">基础语法</text:a></text:h>
      <text:list xml:id="list1562696927" text:style-name="L3">
        <text:list-item>
          <text:p text:style-name="P11">01 = 和 := 的区别？</text:p>
        </text:list-item>
        <text:list-item>
          <text:p text:style-name="P11">02 指针的作用</text:p>
        </text:list-item>
        <text:list-item>
          <text:p text:style-name="P11">03 Go 允许多个返回值吗？</text:p>
        </text:list-item>
        <text:list-item>
          <text:p text:style-name="P11">04 Go 有异常类型吗？</text:p>
        </text:list-item>
        <text:list-item>
          <text:p text:style-name="P11">05 什么是协程（Goroutine）</text:p>
        </text:list-item>
        <text:list-item>
          <text:p text:style-name="P11">06 如何高效地拼接字符串</text:p>
        </text:list-item>
        <text:list-item>
          <text:p text:style-name="P11">07 什么是 rune 类型</text:p>
        </text:list-item>
        <text:list-item>
          <text:p text:style-name="P11">08 如何判断 map 中是否包含某个 key ？</text:p>
        </text:list-item>
        <text:list-item>
          <text:p text:style-name="P11">09 Go 支持默认参数或可选参数吗？</text:p>
        </text:list-item>
        <text:list-item>
          <text:p text:style-name="P11">10 defer 的执行顺序</text:p>
        </text:list-item>
        <text:list-item>
          <text:p text:style-name="P11">11 如何交换 2 个变量的值？</text:p>
        </text:list-item>
        <text:list-item>
          <text:p text:style-name="P11">12 Go 语言 tag 的用处？</text:p>
        </text:list-item>
        <text:list-item>
          <text:p text:style-name="P11">13 如何判断 2 个字符串切片（slice) 是相等的？</text:p>
        </text:list-item>
        <text:list-item>
          <text:p text:style-name="P11">14 字符串打印时，%v 和 %+v 的区别</text:p>
        </text:list-item>
        <text:list-item>
          <text:p text:style-name="P11">15 Go 语言中如何表示枚举值(enums)？</text:p>
        </text:list-item>
        <text:list-item>
          <text:p text:style-name="P5">16 空 struct{} 的用途</text:p>
        </text:list-item>
      </text:list>
      <text:h text:style-name="Heading_20_2" text:outline-level="2"><text:a xlink:type="simple" xlink:href="https://link.zhihu.com/?target=https%3A//geektutu.com/post/qa-golang-c1.html" office:target-frame-name="_blank" xlink:show="new" text:style-name="Internet_20_link" text:visited-style-name="Visited_20_Internet_20_Link">代码输出</text:a></text:h>
      <text:list xml:id="list448415840" text:style-name="L4">
        <text:list-item>
          <text:p text:style-name="P12">变量与常量</text:p>
        </text:list-item>
        <text:list-item>
          <text:p text:style-name="P12">作用域</text:p>
        </text:list-item>
        <text:list-item>
          <text:p text:style-name="P6">defer 延迟调用</text:p>
        </text:list-item>
      </text:list>
      <text:p text:style-name="Standard"/>
      <text:p text:style-name="Standard"/>
      <text:p text:style-name="Standard"><text:soft-page-break/>网络相关知识：</text:p>
      <text:p text:style-name="Standard">操作系统<text:span text:style-name="T1">&amp;计算机网络相关</text:span></text:p>
      <text:p text:style-name="Standard"/>
      <text:p text:style-name="Standard">需要了解的技术栈：</text:p>
      <text:p text:style-name="P1">docker、<text:span text:style-name="T1">k8s、</text:span></text:p>
      <text:p text:style-name="P1">redi<text:span text:style-name="T1">s了解：</text:span></text:p>
      <text:p text:style-name="P8"><text:tab/>性能、如何持久化、数据类型、<text:line-break/><text:tab/>为什么用redis 而不用 map/guava 做缓存、</text:p>
      <text:p text:style-name="P8"><text:tab/>redis为什么这么快</text:p>
      <text:p text:style-name="Text_20_body"><text:span text:style-name="T10"><text:tab/>r</text:span>edis的过期策略</text:p>
      <text:p text:style-name="P7">参考：（集群之外的内容都需要了解，自行百度更多参考资料）<text:line-break/>https://www.cnblogs.com/javazhiyin/p/13839357.html</text:p>
      <text:p text:style-name="P1"><text:a xlink:type="simple" xlink:href="https://www.cnblogs.com/jasontec/p/9699242.html" text:style-name="Internet_20_link" text:visited-style-name="Visited_20_Internet_20_Link">https://www.cnblogs.com/jasontec/p/9699242.html</text:a></text:p>
      <text:p text:style-name="P1"/>
      <text:p text:style-name="P1">mysql、postgres</text:p>
      <text:p text:style-name="P13">数据库事务 四种隔离机制、</text:p>
      <text:p text:style-name="P14"><text:span text:style-name="T11">搜索引擎（</text:span><text:span text:style-name="Strong_20_Emphasis"><text:span text:style-name="T11">Mysql 中 MyISAM 和 InnoDB 的区别有哪些</text:span></text:span><text:span text:style-name="T11">）</text:span></text:p>
      <text:p text:style-name="P13">锁</text:p>
      <text:p text:style-name="P13"><text:tab/>行锁</text:p>
      <text:p text:style-name="P13"><text:s/><text:tab/>表锁</text:p>
      <text:p text:style-name="P14"><text:span text:style-name="Strong_20_Emphasis"><text:span text:style-name="T11">B+树索引和哈希索引的区别</text:span></text:span></text:p>
      <text:p text:style-name="P14"><text:span text:style-name="Strong_20_Emphasis"><text:span text:style-name="T11">MySQL联合索引</text:span></text:span></text:p>
      <text:p text:style-name="P14"><text:span text:style-name="Strong_20_Emphasis"><text:span text:style-name="T11">mysql的索引有哪些吧，聚簇和非聚簇索引又是什么</text:span></text:span></text:p>
      <text:p text:style-name="P14"><text:span text:style-name="Strong_20_Emphasis"><text:span text:style-name="T11"><text:tab/></text:span></text:span><text:span text:style-name="Strong_20_Emphasis"><text:span text:style-name="T9">在建立索引的时候</text:span></text:span><text:span text:style-name="Strong_20_Emphasis"><text:span text:style-name="T8">,</text:span></text:span><text:span text:style-name="Strong_20_Emphasis"><text:span text:style-name="T9">都有哪些需要考虑的因素呢</text:span></text:span><text:span text:style-name="Strong_20_Emphasis"><text:span text:style-name="T8">?</text:span></text:span></text:p>
      <text:p text:style-name="Text_20_body"><text:span text:style-name="Strong_20_Emphasis"><text:tab/></text:span><text:span text:style-name="Strong_20_Emphasis"><text:span text:style-name="T9">联合索引是什么</text:span></text:span><text:span text:style-name="Strong_20_Emphasis"><text:span text:style-name="T8">?</text:span></text:span><text:span text:style-name="Strong_20_Emphasis"><text:span text:style-name="T9">为什么需要注意联合索引中的顺序</text:span></text:span><text:span text:style-name="Strong_20_Emphasis"><text:span text:style-name="T8">?</text:span></text:span></text:p>
      <text:p text:style-name="P15"><text:span text:style-name="Strong_20_Emphasis"><text:span text:style-name="T7">参考：<text:line-break/></text:span></text:span><text:a xlink:type="simple" xlink:href="https://article.itxueyuan.com/eoJEMj" text:style-name="Internet_20_link" text:visited-style-name="Visited_20_Internet_20_Link"><text:span text:style-name="Strong_20_Emphasis">https://article.itxueyuan.com/eoJEMj</text:span></text:a></text:p>
      <text:p text:style-name="P15"><text:span text:style-name="Strong_20_Emphasis"><text:span text:style-name="T7"/></text:span></text:p>
      <text:p text:style-name="Standard">有精力可以了解：kafka</text:p>
      <text:p text:style-name="Standard"/>
      <text:p text:style-name="Standard"/>
      <text:p text:style-name="Standard">算法：详见leetcode</text:p>
      <text:p text:style-name="Standard">反转链表</text:p>
      <text:p text:style-name="Standard">排序算法</text:p>
      <text:p text:style-name="Standard">链表求和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'PingFang SC', 'Hiragino Sans GB', 'Microsoft YaHei', Arial, sans-serif"/>
    <style:font-face style:name="PingFang SC" svg:font-family="'PingFang SC', 'Microsoft YaHei', 'Helvetica Neue', Helvetica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Noto Sans CJK SC" style:font-family-complex="'Noto Sans CJK SC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Noto Sans CJK SC" style:font-family-complex="'Noto Sans CJK SC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2T14:02:31.313310498</meta:creation-date>
    <dc:date>2021-03-12T14:32:58.695154891</dc:date>
    <meta:editing-duration>PT9M50S</meta:editing-duration>
    <meta:editing-cycles>1</meta:editing-cycles>
    <meta:document-statistic meta:table-count="0" meta:image-count="0" meta:object-count="0" meta:page-count="3" meta:paragraph-count="79" meta:word-count="830" meta:character-count="1352" meta:non-whitespace-character-count="1237"/>
    <meta:generator>LibreOffice/6.0.7.3$Linux_X86_64 LibreOffice_project/00m0$Build-3</meta:generator>
  </office:meta>
</office:document-meta>
</file>